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T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3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4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8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21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22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P23" style:parent-style-name="Normal" style:family="paragraph">
      <style:paragraph-properties fo:margin-bottom="0in" fo:line-height="100%"/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27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28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29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30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31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T3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3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3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3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37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38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39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4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41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42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43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4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4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46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51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5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5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54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55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56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57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58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59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60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61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6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6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6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6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6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T6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68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71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7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7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74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7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7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7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78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79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1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2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8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87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P88" style:parent-style-name="Normal" style:family="paragraph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P90" style:parent-style-name="Normal" style:family="paragraph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etter-kerning="false" fo:font-size="14pt" style:font-size-asian="14pt" style:font-size-complex="14pt" style:text-underline-type="single" style:text-underline-style="solid" style:text-underline-width="auto" style:text-underline-mode="continuous" style:language-asian="en" style:country-asian="GB"/>
    </style:style>
    <style:style style:name="T9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9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95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96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9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98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99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00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101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0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04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105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0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07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08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09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1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11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12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11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1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fo:font-size="12pt" style:font-size-asian="12pt" style:font-size-complex="12pt" style:language-asian="en" style:country-asian="GB"/>
    </style:style>
    <style:style style:name="T11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1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17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18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19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1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2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6" style:parent-style-name="DefaultParagraphFont" style:family="text"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  <style:style style:name="T12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8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29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3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31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13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33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3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3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36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137" style:parent-style-name="DefaultParagraphFont" style:family="text">
      <style:text-properties style:font-name-asian="Times New Roman" style:font-name-complex="Calibri" fo:color="#000000" style:letter-kerning="false" style:language-asian="en" style:country-asian="GB"/>
    </style:style>
    <style:style style:name="T138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139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0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1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3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T144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6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7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T148" style:parent-style-name="Hyperlink" style:family="text">
      <style:text-properties style:font-name-asian="Times New Roman" style:font-name-complex="Calibri" style:letter-kerning="false" style:language-asian="en" style:country-asian="GB"/>
    </style:style>
    <style:style style:name="P149" style:parent-style-name="Normal" style:family="paragraph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P150" style:parent-style-name="Normal" style:family="paragraph">
      <style:text-properties style:font-name-asian="Times New Roman" style:font-name-complex="Calibri" fo:font-weight="bold" style:font-weight-asian="bold" style:font-weight-complex="bold" fo:color="#000000" style:letter-kerning="false" style:language-asian="en" style:country-asian="GB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en" style:country-asian="GB"/>
    </style:style>
  </office:automatic-styles>
  <office:body>
    <office:text text:use-soft-page-breaks="true">
      <text:p text:style-name="P1"><text:bookmark-start text:name="_Hlk194143012"/>Azure DevOps Basic Guide</text:p>
      <text:p text:style-name="Normal"><text:span text:style-name="T2"><text:line-break/></text:span>This is to help to learn the kick start with beginning for the Associates who start with the basic DevOps topics and its learning curve.</text:p>
      <text:p text:style-name="Normal">This will provide the DevOps topics and its and reference links for the<text:s/>topics.<text:s/></text:p>
      <text:p text:style-name="Normal"><text:line-break/><text:line-break/><text:line-break/><text:line-break/><text:span text:style-name="T3"><text:s text:c="56"/></text:span><text:span text:style-name="T4"><text:s/>Topics</text:span><text:s/><text:line-break/><text:line-break/><text:span text:style-name="T5">1. <text:s/>What is DevOps and Why DevOps</text:span><text:s/><text:line-break/><text:a xlink:href="https://www.atlassian.com/devops" office:target-frame-name="_top" xlink:show="replace"><text:span text:style-name="Hyperlink">https://www.atlassian.com/devops</text:span></text:a><text:s/><text:line-break/><text:a xlink:href="https://about.gitlab.com/topics/devops/" office:target-frame-name="_top" xlink:show="replace"><text:span text:style-name="Hyperlink">https://about.gitlab.com/topics/devops/</text:span></text:a><text:s/><text:line-break/><text:line-break/><text:line-break/><text:span text:style-name="T6">2. Software development life cycle evolvement <text:s/>[Basic History]</text:span><text:span text:style-name="T7"><text:s text:c="35"/></text:span><text:a xlink:href="https://www.tutorialspoint.com/sdlc/sdlc_overview.htm%20%20%20%20%20%20%20%20%20%20%20%20%20%20%20%20%20%20%20%20%20%20%20%20%20%20%20%20%20%20%20%20%20%20%20%20%20%20%20%20%20%20%20%20%20%20%20%20%20%20%20%20%20%20%20%20%20%20%20%20%20%20%20%20%20%20%20%20%20%20https:/www.javatpoint.com/software-engineering-software-development-life-cycle" office:target-frame-name="_top" xlink:show="replace"><text:s/><text:span text:style-name="T8">https://www.geeksforgeeks.org/software-development-life-cycle-sdlc/ <text:s text:c="69"/>https://www.blackduck.com/glossary/what-is-sdlc.html</text:span></text:a></text:p>
      <text:p text:style-name="P9"/>
      <text:p text:style-name="P10">3. Different process/ Models of Application development [Basic History]<text:s/><text:s text:c="20"/></text:p>
      <text:p text:style-name="P11"><text:a xlink:href="https://cynoteck.com/blog-post/top-software-development-models-to-choose-from/" office:target-frame-name="_top" xlink:show="replace"><text:span text:style-name="T12">https://cynoteck.com/blog-p</text:span><text:bookmark-start text:name="_Hlt194142747"/><text:bookmark-start text:name="_Hlt194142748"/><text:span text:style-name="T13">o</text:span><text:bookmark-end text:name="_Hlt194142747"/><text:bookmark-end text:name="_Hlt194142748"/><text:span text:style-name="T14">st/top-software-development-models-to-choose-from/</text:span></text:a></text:p>
      <text:p text:style-name="P15"/>
      <text:p text:style-name="P16"><text:span text:style-name="T17">4</text:span><text:span text:style-name="T18">. Cloud computing knowledge <text:s text:c="72"/></text:span></text:p>
      <text:p text:style-name="P19"><text:a xlink:href="https://azure.microsoft.com/en-in/resources/cloud-computing-dictionary/what-is-cloud-computing" office:target-frame-name="_top" xlink:show="replace"><text:span text:style-name="T20">https://azure.microsof</text:span><text:bookmark-start text:name="_Hlt194142769"/><text:bookmark-start text:name="_Hlt194142770"/><text:span text:style-name="T21">t</text:span><text:bookmark-end text:name="_Hlt194142769"/><text:bookmark-end text:name="_Hlt194142770"/><text:span text:style-name="T22">.com/en-in/resources/cloud-computing-dictionary/what-is-cloud-computing</text:span></text:a></text:p>
      <text:p text:style-name="P23"/>
      <text:p text:style-name="P24">5. introduction to Azure ( it includes all the topics kike IaaS, PaaS, SaaS so on..) <text:s text:c="15"/></text:p>
      <text:p text:style-name="P25"><text:a xlink:href="https://learn.microsoft.com/en-us/training/modules/intro-to-azure-fundamentals/" office:target-frame-name="_top" xlink:show="replace"><text:span text:style-name="T26">https://learn.microsoft.com/e</text:span><text:bookmark-start text:name="_Hlt194142782"/><text:bookmark-start text:name="_Hlt194142783"/><text:span text:style-name="T27">n</text:span><text:bookmark-end text:name="_Hlt194142782"/><text:bookmark-end text:name="_Hlt194142783"/><text:span text:style-name="T28">-us/training/modules/intro-to-azure-fundamentals/</text:span></text:a></text:p>
      <text:p text:style-name="Normal"><text:span text:style-name="T29"><text:line-break/></text:span><text:span text:style-name="T30"><text:line-break/></text:span><text:span text:style-name="T31">6. Most used Azure Services and Usage</text:span><text:span text:style-name="T32"><text:s/></text:span><text:span text:style-name="T33"><text:line-break/></text:span><text:span text:style-name="T34"><text:s text:c="4"/></text:span><text:span text:style-name="T35"><text:line-break/></text:span><text:span text:style-name="T36">6.1 Azure Infra Services <text:s text:c="4"/>[VM's, <text:s/>Subnet, Vnet, NSG, <text:s/>etc] <text:s text:c="29"/></text:span><text:a xlink:href="https://azure.microsoft.com/en-in/resources/cloud-computing-dictionary/what-is-azure/azure-iaas/#products" office:target-frame-name="_top" xlink:show="replace"><text:span text:style-name="T37">https://azure.microsoft.com/en-in/resources/cloud-computing-dictionary/what-is-azure/azure-iaas/#products</text:span></text:a><text:span text:style-name="T38"><text:line-break/></text:span></text:p>
      <text:p text:style-name="Normal"><text:span text:style-name="T39">6.2 Azure Security Services <text:s/>[KeyValut, Azure AD <text:s text:c="2"/>etc.] <text:s text:c="9"/></text:span><text:span text:style-name="T40"><text:line-break/></text:span><text:a xlink:href="https://learn.microsoft.com/en-us/azure/security/fundamentals/services-technologies" office:target-frame-name="_top" xlink:show="replace"><text:span text:style-name="T41">https://learn.microsoft.com/en-us/azure/security/fundamentals/services-technologies</text:span></text:a><text:span text:style-name="T42"><text:line-break/></text:span><text:span text:style-name="T43"><text:line-break/></text:span><text:span text:style-name="T44">6.3 Azure Platform Services <text:s/>[App services, Function apps, Webapps <text:s text:c="2"/>etc. ] <text:s text:c="14"/></text:span><text:span text:style-name="T45"><text:line-break/></text:span><text:a xlink:href="https://azure.microsoft.com/en-in/resources/cloud-computing-dictionary/what-is-paas/" office:target-frame-name="_top" xlink:show="replace"><text:span text:style-name="T46">https://azure.microsoft.com/en-in/resources/cloud-computing-dictionary/what-is-paas/ <text:s text:c="8"/>https://intercept.cloud/en/news/top-5-azure-paas-and-serverless-services-you-dont-want-to-miss-as-an-isv/</text:span></text:a></text:p>
      <text:soft-page-break/>
      <text:p text:style-name="P47">6.4 Azure Storage and Database Services <text:s/>[Storage accounts , Azure SQL, Azure CosmosDB <text:s text:c="2"/></text:p>
      <text:p text:style-name="P48"><text:a xlink:href="https://www.javatpoint.com/azure-database-service" office:target-frame-name="_top" xlink:show="replace"><text:span text:style-name="T49">https://www.javatpoint.com/azure-database-service<text:s/></text:span></text:a></text:p>
      <text:p text:style-name="Normal"><text:span text:style-name="T50"><text:line-break/></text:span><text:span text:style-name="T51"><text:line-break/></text:span><text:span text:style-name="T52">6.5 Azure hosting Services <text:s text:c="2"/>[ServiceFabric, AKS etc.] <text:s text:c="34"/></text:span><text:span text:style-name="T53"><text:line-break/></text:span><text:a xlink:href="https://learn.microsoft.com/en-us/azure/cognitive-services/language-service/orchestration-workflow/overview" office:target-frame-name="_top" xlink:show="replace"><text:span text:style-name="T54">https://learn.microsoft.com/en-us/azure/cognitive-services/language-service/orchestration-workflow/overview</text:span></text:a><text:span text:style-name="T55"><text:s text:c="8"/></text:span><text:span text:style-name="T56"><text:line-break/></text:span><text:a xlink:href="https://learn.microsoft.com/en-us/azure/architecture/microservices/design/orchestration" office:target-frame-name="_top" xlink:show="replace"><text:span text:style-name="T57">https://learn.microsoft.com/en-us/azure/architecture/microservices/design/orchestration</text:span></text:a><text:span text:style-name="T58"><text:s text:c="51"/></text:span><text:a xlink:href="https://azure.microsoft.com/en-in/products/service-fabric" office:target-frame-name="_top" xlink:show="replace"><text:span text:style-name="T59">https://azure.microsoft.com/en-in/products/service-fabric</text:span></text:a><text:span text:style-name="T60"><text:s text:c="74"/></text:span><text:a xlink:href="https://azure.microsoft.com/en-in/products/kubernetes-service" office:target-frame-name="_top" xlink:show="replace"><text:span text:style-name="T61">https://azure.microsoft.com/en-in/products/kubernetes-service</text:span></text:a><text:span text:style-name="T62"><text:s/></text:span><text:span text:style-name="T63"><text:line-break/></text:span><text:span text:style-name="T64"><text:line-break/></text:span><text:span text:style-name="T65"><text:line-break/></text:span><text:span text:style-name="T66">7. Automations</text:span><text:span text:style-name="T67"><text:s/></text:span><text:span text:style-name="T68"><text:line-break/></text:span><text:span text:style-name="T69"><text:line-break/></text:span><text:span text:style-name="T70">7.1 PowerShell scripting Basics <text:s text:c="59"/></text:span><text:a xlink:href="https://www.tutorialspoint.com/powershell/index.htm" office:target-frame-name="_top" xlink:show="replace"><text:span text:style-name="T71">https://www.tutorialspoint.com/powershell/index.htm</text:span></text:a></text:p>
      <text:p text:style-name="Normal"><text:span text:style-name="T72"><text:line-break/></text:span><text:span text:style-name="T73">7.2 Introduction to Azure Resources Managers <text:s text:c="46"/></text:span><text:a xlink:href="https://learn.microsoft.com/en-us/azure/azure-resource-manager/management/overview" office:target-frame-name="_top" xlink:show="replace"><text:span text:style-name="T74">https://learn.microsoft.com/en-us/azure/azure-resource-manager/management/overview</text:span></text:a></text:p>
      <text:p text:style-name="Normal"><text:span text:style-name="T75"><text:line-break/></text:span><text:span text:style-name="T76">7.3 ARM templates <text:s text:c="73"/></text:span><text:span text:style-name="T77"><text:line-break/></text:span><text:a xlink:href="https://learn.microsoft.com/en-us/azure/azure-resource-manager/templates/overview" office:target-frame-name="_top" xlink:show="replace"><text:span text:style-name="T78">https://learn.microsoft.com/en-us/azure/azure-resource-manager/templates/overview</text:span></text:a></text:p>
      <text:p text:style-name="Normal"><text:span text:style-name="T79"><text:line-break/></text:span><text:span text:style-name="T80">7.4 Different types of ARM deployment <text:s text:c="53"/></text:span><text:span text:style-name="T81"><text:line-break/></text:span><text:a xlink:href="https://learn.microsoft.com/en-us/azure/azure-resource-manager/templates/data-types" office:target-frame-name="_top" xlink:show="replace"><text:span text:style-name="T82">https://learn.microsoft.com/en-us/azure/azure-resource-manager/templates/data-types</text:span></text:a><text:span text:style-name="T83"><text:s/></text:span></text:p>
      <text:p text:style-name="Normal"><text:span text:style-name="T84"><text:line-break/></text:span><text:span text:style-name="T85">7.5 Usage of Cloud Shall <text:s text:c="66"/></text:span><text:span text:style-name="T86"><text:line-break/></text:span><text:a xlink:href="https://learn.microsoft.com/en-us/azure/cloud-shell/overview%20" office:target-frame-name="_top" xlink:show="replace"><text:span text:style-name="T87">https://learn.microsoft.com/en-us/azure/cloud-shell/overview<text:s/></text:span></text:a></text:p>
      <text:p text:style-name="P88"/>
      <text:p text:style-name="P89"/>
      <text:p text:style-name="P90"><text:s text:c="24"/></text:p>
      <text:p text:style-name="P91">8. Introduction to Azure ADO<text:s/></text:p>
      <text:p text:style-name="Normal"><text:span text:style-name="T92"><text:line-break/></text:span><text:span text:style-name="T93">8.1 ADO Organization<text:s/></text:span><text:span text:style-name="T94"><text:line-break/></text:span><text:a xlink:href="https://azure.microsoft.com/en-in/products/devops" office:target-frame-name="_top" xlink:show="replace"><text:span text:style-name="T95">https://azure.microsoft.com/en-in/products/devops</text:span></text:a><text:span text:style-name="T96"><text:line-break/></text:span><text:span text:style-name="T97"><text:line-break/></text:span><text:span text:style-name="T98">8.2 ADO Project Configuration<text:s/></text:span><text:span text:style-name="T99"><text:line-break/></text:span><text:a xlink:href="https://learn.microsoft.com/en-us/azure/devops/boards/best-practices-agile-project-management?view=azure-devops&amp;tabs=agile-process" office:target-frame-name="_top" xlink:show="replace"><text:span text:style-name="T100">https://learn.microsoft.com/en-us/azure/devops/boards/best-practices-agile-project-management?view=azure-devops&amp;tabs=agile-process</text:span></text:a></text:p>
      <text:p text:style-name="Normal"><text:span text:style-name="T101"><text:line-break/></text:span><text:span text:style-name="T102">8.3 ADO Repository Setup the boards , repos , pipelines , different kind of settings in ADO</text:span><text:span text:style-name="T103"><text:line-break/></text:span><text:a xlink:href="https://buildvirtual.net/a-beginners-guide-to-azure-repos/#:~:text=Azure%20Repos%20is%20a%20version,and%20collaborate%20with%20your%20team" office:target-frame-name="_top" xlink:show="replace"><text:span text:style-name="T104">https://buildvirtual.net/a-beginners-guide-to-azure-repos/#:~:text=Azure%20Repos%20is%20a%20version,and%20collaborate%20with%20your%20team</text:span></text:a><text:span text:style-name="T105"><text:s text:c="144"/></text:span><text:span text:style-name="T106"><text:line-break/></text:span><text:a xlink:href="https://www.c-sharpcorner.com/article/azure-devops-boards/" office:target-frame-name="_top" xlink:show="replace"><text:span text:style-name="T107">https://www.c-sharpcorner.com/article/azure-devops-boards/</text:span></text:a><text:span text:style-name="T108"><text:s text:c="62"/></text:span><text:a xlink:href="https://learn.microsoft.com/en-us/azure/devops/organizations/accounts/organization-management?view=azure-devops" office:target-frame-name="_top" xlink:show="replace"><text:span text:style-name="T109">https://learn.microsoft.com/en-us/azure/devops/organizations/accounts/organization-management?view=azure-devops</text:span></text:a><text:span text:style-name="T110"><text:s/></text:span><text:span text:style-name="T111"><text:line-break/></text:span><text:a xlink:href="https://learn.microsoft.com/en-us/azure/devops/organizations/settings/work/customize-process?view=azure-devops" office:target-frame-name="_top" xlink:show="replace"><text:span text:style-name="T112">https://learn.microsoft.com/en-us/azure/devops/organizations/settings/work/customize-process?view=azure-devops</text:span></text:a><text:span text:style-name="T113"><text:s/></text:span></text:p>
      <text:p text:style-name="Normal"><text:span text:style-name="T114"><text:line-break/></text:span><text:span text:style-name="T115">8.4 Continues Integration Configuration<text:s/></text:span><text:span text:style-name="T116"><text:line-break/></text:span><text:a xlink:href="https://learn.microsoft.com/en-us/devops/develop/what-is-continuous-integration" office:target-frame-name="_top" xlink:show="replace"><text:span text:style-name="T117">https://learn.microsoft.com/en-us/devops/develop/what-is-continuous-integration<text:s/></text:span></text:a></text:p>
      <text:p text:style-name="Normal"><text:span text:style-name="T118"><text:line-break/></text:span><text:span text:style-name="T119">8.5 Continues Deployment Configuration</text:span><text:span text:style-name="T120"><text:line-break/></text:span><text:a xlink:href="https://learn.microsoft.com/en-us/azure/cognitive-services/speech-service/how-to-custom-commands-deploy-cicd" office:target-frame-name="_top" xlink:show="replace"><text:span text:style-name="T121">https://learn.microsoft.com/en-us/azure/cognitive-services/speech-service/how-to-custom-commands-deploy-cicd</text:span></text:a><text:span text:style-name="T122"><text:s/></text:span></text:p>
      <text:p text:style-name="Normal"><text:span text:style-name="T123"><text:line-break/></text:span><text:span text:style-name="T124">8.6 Automated Builds [PR merge , Gated Build ]</text:span><text:span text:style-name="T125"><text:line-break/></text:span><text:a xlink:href="https://learn.microsoft.com/en-us/azure/devops/repos/tfvc/check-folder-controlled-by-gated-check-build-process?view=azure-devops" office:target-frame-name="_top" xlink:show="replace"><text:span text:style-name="T126">https://learn.microsoft.com/en-us/azure/devops/repos/tfvc/check-folder-controlled-by-gated-check-build-process?view=azure-devops</text:span></text:a><text:span text:style-name="T127"><text:s/></text:span></text:p>
      <text:p text:style-name="Normal"><text:span text:style-name="T128"><text:line-break/></text:span><text:span text:style-name="T129">8.7 Services Connection<text:s/></text:span><text:span text:style-name="T130"><text:line-break/></text:span><text:a xlink:href="https://learn.microsoft.com/en-us/azure/devops/pipelines/library/service-endpoints?view=azure-devops&amp;tabs=yaml" office:target-frame-name="_top" xlink:show="replace"><text:span text:style-name="T131">https://learn.microsoft.com/en-us/azure/devops/pipelines/library/service-endpoints?view=azure-devops&amp;tabs=yaml</text:span></text:a><text:span text:style-name="T132"><text:s/></text:span></text:p>
      <text:p text:style-name="Normal"><text:span text:style-name="T133"><text:line-break/></text:span><text:span text:style-name="T134">8.8 Agent Pools<text:s/></text:span><text:span text:style-name="T135"><text:line-break/></text:span><text:a xlink:href="https://learn.microsoft.com/en-us/azure/devops/pipelines/agents/pools-queues?view=azure-devops&amp;tabs=yaml%2Cbrowser" office:target-frame-name="_top" xlink:show="replace"><text:span text:style-name="T136">https://learn.microsoft.com/en-us/azure/devops/pipelines/agents/pools-queues?view=azure-devops&amp;tabs=yaml%2Cbrowser</text:span></text:a><text:span text:style-name="T137"><text:s text:c="177"/></text:span><text:a xlink:href="https://learn.microsoft.com/en-us/azure/devops/pipelines/agents/hosted?view=azure-devops&amp;tabs=yaml" office:target-frame-name="_top" xlink:show="replace"><text:span text:style-name="T138">https://learn.microsoft.com/en-us/azure/devops/pipelines/agents/hosted?view=azure-devops&amp;tabs=yaml</text:span></text:a><text:span text:style-name="T139"><text:s text:c="41"/></text:span></text:p>
      <text:p text:style-name="Normal"><text:span text:style-name="T140"><text:line-break/></text:span><text:span text:style-name="T141">8.9 Variable Groups<text:s/></text:span><text:span text:style-name="T142"><text:line-break/></text:span><text:a xlink:href="https://learn.microsoft.com/en-us/azure/devops/pipelines/library/variable-groups?view=azure-devops&amp;tabs=yaml" office:target-frame-name="_top" xlink:show="replace"><text:span text:style-name="T143">https://learn.microsoft.com/en-us/azure/devops/pipelines/library/variable-groups?view=azure-devops&amp;tabs=yaml</text:span></text:a><text:span text:style-name="T144"><text:s/></text:span></text:p>
      <text:p text:style-name="Normal"><text:span text:style-name="T145"><text:line-break/></text:span><text:span text:style-name="T146">8.10 Task Groups<text:s/></text:span><text:span text:style-name="T147"><text:line-break/></text:span><text:a xlink:href="https://medium.com/@izzmo/use-task-groups-for-better-continuous-integration-pipelines-8de4831b0f0f" office:target-frame-name="_top" xlink:show="replace"><text:span text:style-name="T148">https://medium.com/@izzmo/use-task-groups-for-better-continuous-integration-pipelines-8de4831b0f0f</text:span></text:a></text:p>
      <text:p text:style-name="P149"/>
      <text:p text:style-name="P150"/>
      <text:p text:style-name="P151"/>
      <text:p text:style-name="Normal"/>
      <text:p text:style-name="Normal"><text:bookmark-end text:name="_Hlk19414301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vindra Devineni</meta:initial-creator>
    <dc:creator>Ravindra Devineni (Bosch Global Software Technolo)</dc:creator>
    <meta:creation-date>2025-03-29T06:45:00Z</meta:creation-date>
    <dc:date>2025-03-29T07:26:00Z</dc:date>
    <meta:print-date>2025-03-29T06:45:00Z</meta:print-date>
    <meta:template xlink:href="Normal.dotm" xlink:type="simple"/>
    <meta:editing-cycles>3</meta:editing-cycles>
    <meta:editing-duration>PT2460S</meta:editing-duration>
    <meta:document-statistic meta:page-count="3" meta:paragraph-count="18" meta:word-count="1397" meta:character-count="9348" meta:row-count="66" meta:non-whitespace-character-count="7969"/>
  </office:meta>
</office:document-meta>
</file>